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A0000004DC4F4FF3B7D354DE1.png" manifest:media-type="image/png"/>
  <manifest:file-entry manifest:full-path="Pictures/1000301700000C9C000007F5608D502D254A17F4.svg" manifest:media-type="image/svg+xml"/>
  <manifest:file-entry manifest:full-path="Pictures/10001F4500000C9C000007F54D949AF512E9B33D.svg" manifest:media-type="image/svg+xml"/>
  <manifest:file-entry manifest:full-path="Pictures/10001F5400000C9C000007F5C4B33375258A738C.svg" manifest:media-type="image/svg+xml"/>
  <manifest:file-entry manifest:full-path="Pictures/100002010000007A0000004D497704897F0AEFBA.png" manifest:media-type="image/png"/>
  <manifest:file-entry manifest:full-path="Pictures/10002EFB00000C9C000007F50894B41EC0479001.svg" manifest:media-type="image/svg+xml"/>
  <manifest:file-entry manifest:full-path="Pictures/100002010000007A0000004D073E2EF34E35254A.png" manifest:media-type="image/png"/>
  <manifest:file-entry manifest:full-path="Pictures/100002010000007A0000004D7DE7FF07CCD3433B.png" manifest:media-type="image/png"/>
  <manifest:file-entry manifest:full-path="Pictures/10001DDA00000C9C000007F5A95719DEFFD39BAC.svg" manifest:media-type="image/svg+xml"/>
  <manifest:file-entry manifest:full-path="Pictures/1000330D00000C9C000007F5B72FC579C69325D1.svg" manifest:media-type="image/svg+xml"/>
  <manifest:file-entry manifest:full-path="Pictures/10001F3300000C9C000007F5208D30EB73C5C6AE.svg" manifest:media-type="image/svg+xml"/>
  <manifest:file-entry manifest:full-path="Pictures/100002010000007A0000004D49C3AFDE2F0AD75E.png" manifest:media-type="image/png"/>
  <manifest:file-entry manifest:full-path="Pictures/100002010000007A0000004DAD927247BEC0F9BC.png" manifest:media-type="image/png"/>
  <manifest:file-entry manifest:full-path="Pictures/10001C3400000C9C000007F5A56B69A1ED22FF22.svg" manifest:media-type="image/svg+xml"/>
  <manifest:file-entry manifest:full-path="Pictures/100002010000007A0000004D59E3F89A3064FF90.png" manifest:media-type="image/png"/>
  <manifest:file-entry manifest:full-path="Pictures/100002010000007A0000004DA6B9F26ED577D63E.png" manifest:media-type="image/png"/>
  <manifest:file-entry manifest:full-path="Pictures/10001FBD00000C9C000007F5A88A42460650ED69.svg" manifest:media-type="image/svg+xml"/>
  <manifest:file-entry manifest:full-path="Pictures/100002010000007A0000004D766E3BB308E540FA.png" manifest:media-type="image/png"/>
  <manifest:file-entry manifest:full-path="Pictures/100002010000007A0000004D6E3DA4D1C53A65A0.png" manifest:media-type="image/png"/>
  <manifest:file-entry manifest:full-path="Pictures/10001C2F00000C9C000007F5AF090BF8A176BF7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Arial"/>
    </style:style>
    <style:style style:name="P2" style:family="paragraph">
      <loext:graphic-properties draw:fill="none" draw:fill-color="#ffffff"/>
      <style:text-properties style:font-name="Arial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772cm" svg:height="0.962cm" svg:x="4.1cm" svg:y="1.1cm">
          <draw:text-box>
            <text:p text:style-name="P1">Content Based Router</text:p>
          </draw:text-box>
        </draw:frame>
        <draw:frame draw:name="Message-Routing__Content-Based-Router.svg" draw:style-name="gr2" draw:text-style-name="P3" draw:layer="layout" svg:width="3.227cm" svg:height="2.036cm" svg:x="0.6cm" svg:y="0.6cm">
          <draw:image xlink:href="Pictures/10002EFB00000C9C000007F50894B41EC0479001.svg" xlink:type="simple" xlink:show="embed" xlink:actuate="onLoad">
            <text:p/>
          </draw:image>
          <draw:image xlink:href="Pictures/100002010000007A0000004D7DE7FF07CCD3433B.png" xlink:type="simple" xlink:show="embed" xlink:actuate="onLoad"/>
          <svg:title>Content Based Router</svg:title>
        </draw:frame>
        <draw:frame draw:name="Message-Routing__Message-Filter.svg" draw:style-name="gr2" draw:text-style-name="P3" draw:layer="layout" svg:width="3.227cm" svg:height="2.036cm" svg:x="0.6cm" svg:y="2.8cm">
          <draw:image xlink:href="Pictures/10001F4500000C9C000007F54D949AF512E9B33D.svg" xlink:type="simple" xlink:show="embed" xlink:actuate="onLoad">
            <text:p/>
          </draw:image>
          <draw:image xlink:href="Pictures/100002010000007A0000004D497704897F0AEFBA.png" xlink:type="simple" xlink:show="embed" xlink:actuate="onLoad"/>
          <svg:title>Message Filter</svg:title>
        </draw:frame>
        <draw:frame draw:name="Message-Routing__Dynamic-Router.svg" draw:style-name="gr2" draw:text-style-name="P3" draw:layer="layout" svg:width="3.227cm" svg:height="2.036cm" svg:x="0.6cm" svg:y="4.964cm">
          <draw:image xlink:href="Pictures/1000301700000C9C000007F5608D502D254A17F4.svg" xlink:type="simple" xlink:show="embed" xlink:actuate="onLoad">
            <text:p/>
          </draw:image>
          <draw:image xlink:href="Pictures/100002010000007A0000004D59E3F89A3064FF90.png" xlink:type="simple" xlink:show="embed" xlink:actuate="onLoad"/>
          <svg:title>Dynamic Router</svg:title>
        </draw:frame>
        <draw:frame draw:name="Message-Routing__Recipient-List.svg" draw:style-name="gr2" draw:text-style-name="P3" draw:layer="layout" svg:width="3.227cm" svg:height="2.036cm" svg:x="0.6cm" svg:y="7.1cm">
          <draw:image xlink:href="Pictures/1000330D00000C9C000007F5B72FC579C69325D1.svg" xlink:type="simple" xlink:show="embed" xlink:actuate="onLoad">
            <text:p/>
          </draw:image>
          <draw:image xlink:href="Pictures/100002010000007A0000004D49C3AFDE2F0AD75E.png" xlink:type="simple" xlink:show="embed" xlink:actuate="onLoad"/>
          <svg:title>Recipient List</svg:title>
        </draw:frame>
        <draw:frame draw:name="Message-Routing__Splitter.svg" draw:style-name="gr2" draw:text-style-name="P3" draw:layer="layout" svg:width="3.227cm" svg:height="2.036cm" svg:x="0.6cm" svg:y="9.264cm">
          <draw:image xlink:href="Pictures/10001F3300000C9C000007F5208D30EB73C5C6AE.svg" xlink:type="simple" xlink:show="embed" xlink:actuate="onLoad">
            <text:p/>
          </draw:image>
          <draw:image xlink:href="Pictures/100002010000007A0000004DA6B9F26ED577D63E.png" xlink:type="simple" xlink:show="embed" xlink:actuate="onLoad"/>
          <svg:title>Splitter</svg:title>
        </draw:frame>
        <draw:frame draw:name="Message-Routing__Aggregator.svg" draw:style-name="gr2" draw:text-style-name="P3" draw:layer="layout" svg:width="3.227cm" svg:height="2.036cm" svg:x="12.8cm" svg:y="0.588cm">
          <draw:image xlink:href="Pictures/10001DDA00000C9C000007F5A95719DEFFD39BAC.svg" xlink:type="simple" xlink:show="embed" xlink:actuate="onLoad">
            <text:p/>
          </draw:image>
          <draw:image xlink:href="Pictures/100002010000007A0000004D073E2EF34E35254A.png" xlink:type="simple" xlink:show="embed" xlink:actuate="onLoad"/>
          <svg:title>Aggregator</svg:title>
        </draw:frame>
        <draw:frame draw:name="Message-Routing__Resequencer.svg" draw:style-name="gr2" draw:text-style-name="P3" draw:layer="layout" svg:width="3.227cm" svg:height="2.036cm" svg:x="12.8cm" svg:y="2.8cm">
          <draw:image xlink:href="Pictures/10001FBD00000C9C000007F5A88A42460650ED69.svg" xlink:type="simple" xlink:show="embed" xlink:actuate="onLoad">
            <text:p/>
          </draw:image>
          <draw:image xlink:href="Pictures/100002010000007A0000004D6E3DA4D1C53A65A0.png" xlink:type="simple" xlink:show="embed" xlink:actuate="onLoad"/>
          <svg:title>Resequencer</svg:title>
        </draw:frame>
        <draw:frame draw:name="Message-Transformation__Content-Enricher.svg" draw:style-name="gr2" draw:text-style-name="P3" draw:layer="layout" svg:width="3.227cm" svg:height="2.036cm" svg:x="12.8cm" svg:y="4.976cm">
          <draw:image xlink:href="Pictures/10001C2F00000C9C000007F5AF090BF8A176BF7A.svg" xlink:type="simple" xlink:show="embed" xlink:actuate="onLoad">
            <text:p/>
          </draw:image>
          <draw:image xlink:href="Pictures/100002010000007A0000004DAD927247BEC0F9BC.png" xlink:type="simple" xlink:show="embed" xlink:actuate="onLoad"/>
          <svg:title>Content Enricher</svg:title>
        </draw:frame>
        <draw:frame draw:name="Message-Transformation__Content-Filter.svg" draw:style-name="gr2" draw:text-style-name="P3" draw:layer="layout" svg:width="3.227cm" svg:height="2.036cm" svg:x="12.8cm" svg:y="7.104cm">
          <draw:image xlink:href="Pictures/10001C3400000C9C000007F5A56B69A1ED22FF22.svg" xlink:type="simple" xlink:show="embed" xlink:actuate="onLoad">
            <text:p/>
          </draw:image>
          <draw:image xlink:href="Pictures/100002010000007A0000004DC4F4FF3B7D354DE1.png" xlink:type="simple" xlink:show="embed" xlink:actuate="onLoad"/>
          <svg:title>Content Filter</svg:title>
        </draw:frame>
        <draw:frame draw:name="Message-Transformation__Normalizer.svg" draw:style-name="gr2" draw:text-style-name="P3" draw:layer="layout" svg:width="3.227cm" svg:height="2.036cm" svg:x="12.8cm" svg:y="9.264cm">
          <draw:image xlink:href="Pictures/10001F5400000C9C000007F5C4B33375258A738C.svg" xlink:type="simple" xlink:show="embed" xlink:actuate="onLoad">
            <text:p/>
          </draw:image>
          <draw:image xlink:href="Pictures/100002010000007A0000004D766E3BB308E540FA.png" xlink:type="simple" xlink:show="embed" xlink:actuate="onLoad"/>
          <svg:title>Normalizer</svg:title>
        </draw:frame>
        <draw:frame draw:style-name="gr1" draw:text-style-name="P2" draw:layer="layout" svg:width="4.659cm" svg:height="0.962cm" svg:x="4.1cm" svg:y="3.4cm">
          <draw:text-box>
            <text:p text:style-name="P1">Message Filter</text:p>
          </draw:text-box>
        </draw:frame>
        <draw:frame draw:style-name="gr1" draw:text-style-name="P2" draw:layer="layout" svg:width="5.044cm" svg:height="0.962cm" svg:x="4.1cm" svg:y="5.5cm">
          <draw:text-box>
            <text:p text:style-name="P1">Dynamic Router</text:p>
          </draw:text-box>
        </draw:frame>
        <draw:frame draw:style-name="gr1" draw:text-style-name="P2" draw:layer="layout" svg:width="4.304cm" svg:height="0.962cm" svg:x="4.1cm" svg:y="7.7cm">
          <draw:text-box>
            <text:p text:style-name="P1">Recipient List</text:p>
          </draw:text-box>
        </draw:frame>
        <draw:frame draw:style-name="gr1" draw:text-style-name="P2" draw:layer="layout" svg:width="2.475cm" svg:height="0.962cm" svg:x="4.1cm" svg:y="9.8cm">
          <draw:text-box>
            <text:p text:style-name="P1">Splitter</text:p>
          </draw:text-box>
        </draw:frame>
        <draw:frame draw:style-name="gr1" draw:text-style-name="P2" draw:layer="layout" svg:width="3.635cm" svg:height="0.962cm" svg:x="16.2cm" svg:y="1.1cm">
          <draw:text-box>
            <text:p text:style-name="P1">Aggergator</text:p>
          </draw:text-box>
        </draw:frame>
        <draw:frame draw:style-name="gr1" draw:text-style-name="P2" draw:layer="layout" svg:width="4.265cm" svg:height="0.962cm" svg:x="16.2cm" svg:y="3.4cm">
          <draw:text-box>
            <text:p text:style-name="P1">Resequencer</text:p>
          </draw:text-box>
        </draw:frame>
        <draw:frame draw:style-name="gr1" draw:text-style-name="P2" draw:layer="layout" svg:width="5.256cm" svg:height="0.962cm" svg:x="16.2cm" svg:y="5.5cm">
          <draw:text-box>
            <text:p text:style-name="P1">Content Enricher</text:p>
          </draw:text-box>
        </draw:frame>
        <draw:frame draw:style-name="gr1" draw:text-style-name="P2" draw:layer="layout" svg:width="4.308cm" svg:height="0.962cm" svg:x="16.2cm" svg:y="7.7cm">
          <draw:text-box>
            <text:p text:style-name="P1">Content Filter</text:p>
          </draw:text-box>
        </draw:frame>
        <draw:frame draw:style-name="gr1" draw:text-style-name="P2" draw:layer="layout" svg:width="3.563cm" svg:height="0.962cm" svg:x="16.2cm" svg:y="9.8cm">
          <draw:text-box>
            <text:p text:style-name="P1">Normaliz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00:00:52.529918481</meta:creation-date>
    <dc:date>2019-01-25T00:55:45.993851552</dc:date>
    <meta:editing-duration>PT20M19S</meta:editing-duration>
    <meta:editing-cycles>10</meta:editing-cycles>
    <meta:generator>LibreOffice/6.0.6.2$Linux_X86_64 LibreOffice_project/00$Build-2</meta:generator>
    <meta:document-statistic meta:object-count="20"/>
  </office:meta>
</office:document-meta>
</file>